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26e8a" officeooo:paragraph-rsid="000fd2f7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P3" style:family="paragraph" style:parent-style-name="Header">
      <style:paragraph-properties fo:break-before="page"/>
      <style:text-properties officeooo:rsid="0022c9bc" officeooo:paragraph-rsid="000fd2f7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0fd2f7" officeooo:paragraph-rsid="000fd2f7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657db" officeooo:paragraph-rsid="001657db"/>
    </style:style>
    <style:style style:name="P6" style:family="paragraph" style:parent-style-name="Standard" style:list-style-name="L1">
      <style:text-properties officeooo:rsid="001657db" officeooo:paragraph-rsid="001657db"/>
    </style:style>
    <style:style style:name="P7" style:family="paragraph" style:parent-style-name="Standard" style:list-style-name="L1">
      <style:text-properties fo:font-weight="normal" officeooo:rsid="001657db" officeooo:paragraph-rsid="001657db" style:font-weight-asian="normal" style:font-weight-complex="normal"/>
    </style:style>
    <style:style style:name="P8" style:family="paragraph" style:parent-style-name="Standard">
      <style:text-properties fo:font-weight="normal" officeooo:rsid="001657db" officeooo:paragraph-rsid="001657db" style:font-weight-asian="normal" style:font-weight-complex="normal"/>
    </style:style>
    <style:style style:name="T1" style:family="text">
      <style:text-properties officeooo:rsid="0023544e"/>
    </style:style>
    <style:style style:name="T2" style:family="text">
      <style:text-properties officeooo:rsid="0014b1e9"/>
    </style:style>
    <style:style style:name="T3" style:family="text">
      <style:text-properties officeooo:rsid="001657db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-Review du sprint-<text:span text:style-name="T3">3</text:span></text:p>
      <text:p text:style-name="P5">Notre projet possède les fonctionnalités suivantes :</text:p>
      <text:list xml:id="list4025471935" text:style-name="L1">
        <text:list-item>
          <text:p text:style-name="P6">Visualisation d’un monde en <text:span text:style-name="T4">3 dimensions ;</text:span></text:p>
        </text:list-item>
        <text:list-item>
          <text:p text:style-name="P6">Ce monde est peuplé d’<text:span text:style-name="T4">herbes</text:span> et d’<text:span text:style-name="T4">arbres ;</text:span></text:p>
        </text:list-item>
        <text:list-item>
          <text:p text:style-name="P7">Des <text:span text:style-name="T4">feux de forêt </text:span>peuvent changer l’aspect du monde ;</text:p>
        </text:list-item>
        <text:list-item>
          <text:p text:style-name="P7">La<text:span text:style-name="T4"> création du terrain se fait</text:span> <text:span text:style-name="T4">aléatoirement</text:span> grâce à un automate cellulaire qui donne un résultat similaire à celui du <text:span text:style-name="T4">bruit de Perlin</text:span> ;</text:p>
        </text:list-item>
        <text:list-item>
          <text:p text:style-name="P7">Un <text:span text:style-name="T4">volcan</text:span> est généré de manière procédurale grâce à un automate cellulaire ;</text:p>
        </text:list-item>
        <text:list-item>
          <text:p text:style-name="P7">Un <text:span text:style-name="T4">système proie-prédateur simple</text:span> a été implémenté et attend d’être implanté.</text:p>
        </text:list-item>
      </text:list>
      <text:p text:style-name="P8"/>
      <text:p text:style-name="P8">Il reste encore beaucoup de choses à implémenter d’ici le 04 avril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0fd2f7"/>
    </style:style>
    <style:style style:name="MP2" style:family="paragraph" style:parent-style-name="Header">
      <style:paragraph-properties fo:break-before="page"/>
      <style:text-properties officeooo:rsid="0022c9bc" officeooo:paragraph-rsid="000fd2f7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MT1" style:family="text">
      <style:text-properties officeooo:rsid="0023544e"/>
    </style:style>
    <style:style style:name="MT2" style:family="text">
      <style:text-properties officeooo:rsid="001657db"/>
    </style:style>
    <style:style style:name="MT3" style:family="text">
      <style:text-properties officeooo:rsid="0014b1e9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14</text:span>/0<text:span text:style-name="MT3">3</text:span>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2:10.429448468</meta:creation-date>
    <meta:generator>LibreOffice/6.0.2.1$Windows_X86_64 LibreOffice_project/f7f06a8f319e4b62f9bc5095aa112a65d2f3ac89</meta:generator>
    <dc:date>2019-03-14T16:47:10.558000000</dc:date>
    <meta:editing-duration>PT17M43S</meta:editing-duration>
    <meta:editing-cycles>8</meta:editing-cycles>
    <meta:document-statistic meta:table-count="0" meta:image-count="0" meta:object-count="0" meta:page-count="1" meta:paragraph-count="12" meta:word-count="109" meta:character-count="629" meta:non-whitespace-character-count="538"/>
  </office:meta>
</office:document-meta>
</file>